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apple-system" svg:font-family="apple-system, BlinkMacSystemFont, 'Segoe UI', Roboto, 'Helvetica Neue', Arial, 'Noto Sans', sans-serif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size="16pt" fo:font-weight="bold" style:font-size-asian="16pt" style:font-weight-asian="bold" style:font-weight-complex="bold"/>
    </style:style>
    <style:style style:name="P2" style:family="paragraph" style:parent-style-name="Standard">
      <style:paragraph-properties fo:text-align="justify" style:justify-single-word="false" style:writing-mode="lr-tb"/>
      <style:text-properties fo:font-size="16pt" fo:font-weight="bold" style:font-size-asian="16pt" style:font-weight-asian="bold" style:font-weight-complex="bold"/>
    </style:style>
    <style:style style:name="P3" style:family="paragraph" style:parent-style-name="Standard">
      <style:paragraph-properties fo:text-align="justify" style:justify-single-word="false" style:writing-mode="lr-tb"/>
      <style:text-properties fo:font-size="16pt" fo:font-weight="bold" officeooo:rsid="00706294" style:font-size-asian="16pt" style:font-weight-asian="bold" style:font-weight-complex="bold"/>
    </style:style>
    <style:style style:name="P4" style:family="paragraph" style:parent-style-name="Standard">
      <style:paragraph-properties fo:text-align="justify" style:justify-single-word="false" style:writing-mode="lr-tb"/>
      <style:text-properties fo:font-size="16pt" fo:font-weight="normal" officeooo:rsid="00706294" style:font-size-asian="16pt" style:font-weight-asian="normal" style:font-weight-complex="normal"/>
    </style:style>
    <style:style style:name="P5" style:family="paragraph" style:parent-style-name="Standard">
      <style:paragraph-properties fo:text-align="justify" style:justify-single-word="false" style:writing-mode="lr-tb"/>
      <style:text-properties officeooo:paragraph-rsid="0072f671"/>
    </style:style>
    <style:style style:name="P6" style:family="paragraph" style:parent-style-name="Standard">
      <style:paragraph-properties fo:text-align="justify" style:justify-single-word="false" style:writing-mode="lr-tb"/>
      <style:text-properties officeooo:paragraph-rsid="00b59b11"/>
    </style:style>
    <style:style style:name="P7" style:family="paragraph" style:parent-style-name="Standard">
      <style:paragraph-properties fo:text-align="justify" style:justify-single-word="false" style:writing-mode="lr-tb"/>
      <style:text-properties fo:font-size="14pt" fo:font-weight="normal" officeooo:rsid="00b5f090" officeooo:paragraph-rsid="00b5f090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 style:writing-mode="lr-tb"/>
      <style:text-properties fo:font-size="14pt" fo:font-weight="normal" officeooo:rsid="00b9ae83" officeooo:paragraph-rsid="00b9ae83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 style:writing-mode="lr-tb"/>
      <style:text-properties fo:font-size="14pt" fo:font-weight="normal" officeooo:rsid="00baf2c2" officeooo:paragraph-rsid="00baf2c2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 style:writing-mode="lr-tb"/>
      <style:text-properties fo:font-size="14pt" fo:font-weight="normal" officeooo:rsid="00baf2c2" officeooo:paragraph-rsid="00de6fab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 style:writing-mode="lr-tb"/>
      <style:text-properties fo:font-size="14pt" fo:font-weight="normal" officeooo:rsid="00bb9880" officeooo:paragraph-rsid="00bb9880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 style:writing-mode="lr-tb"/>
      <style:text-properties fo:font-size="14pt" fo:font-weight="normal" officeooo:rsid="00bb9880" officeooo:paragraph-rsid="00de6fab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 style:writing-mode="lr-tb"/>
      <style:text-properties fo:font-size="14pt" fo:font-weight="normal" officeooo:rsid="00bd33b7" officeooo:paragraph-rsid="00bd33b7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 style:writing-mode="lr-tb"/>
      <style:text-properties fo:font-size="14pt" fo:font-weight="normal" officeooo:rsid="00bd33b7" officeooo:paragraph-rsid="00de6fab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 style:writing-mode="lr-tb"/>
      <style:text-properties fo:font-size="14pt" fo:font-weight="normal" officeooo:rsid="00be7014" officeooo:paragraph-rsid="00be7014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 style:writing-mode="lr-tb"/>
      <style:text-properties fo:font-size="14pt" fo:font-weight="normal" officeooo:rsid="00be7014" officeooo:paragraph-rsid="00c3b8a5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justify" style:justify-single-word="false" style:writing-mode="lr-tb"/>
      <style:text-properties fo:font-size="14pt" fo:font-weight="normal" officeooo:rsid="00be7014" officeooo:paragraph-rsid="00c59cbb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justify" style:justify-single-word="false" style:writing-mode="lr-tb"/>
      <style:text-properties fo:font-size="14pt" fo:font-weight="normal" officeooo:rsid="00c7dae4" officeooo:paragraph-rsid="00c7dae4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justify" style:justify-single-word="false" style:writing-mode="lr-tb"/>
      <style:text-properties fo:font-size="14pt" fo:font-weight="normal" officeooo:rsid="00c7dae4" officeooo:paragraph-rsid="00c909be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justify" style:justify-single-word="false" style:writing-mode="lr-tb"/>
      <style:text-properties fo:font-size="14pt" fo:font-weight="normal" officeooo:rsid="00ca8b01" officeooo:paragraph-rsid="00ca8b01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 style:writing-mode="lr-tb"/>
      <style:text-properties fo:font-size="14pt" fo:font-weight="normal" officeooo:rsid="00cbb730" officeooo:paragraph-rsid="00cbb730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justify" style:justify-single-word="false" style:writing-mode="lr-tb"/>
      <style:text-properties fo:font-size="14pt" fo:font-weight="normal" officeooo:rsid="00cbd536" officeooo:paragraph-rsid="00cbd536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justify" style:justify-single-word="false" style:writing-mode="lr-tb"/>
      <style:text-properties fo:font-size="14pt" fo:font-weight="normal" officeooo:rsid="00cda788" officeooo:paragraph-rsid="00cda788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justify" style:justify-single-word="false" style:writing-mode="lr-tb"/>
      <style:text-properties fo:font-size="14pt" fo:font-weight="normal" officeooo:rsid="00ce8267" officeooo:paragraph-rsid="00ce8267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justify" style:justify-single-word="false" style:writing-mode="lr-tb"/>
      <style:text-properties fo:font-size="14pt" fo:font-weight="normal" officeooo:rsid="00ce8267" officeooo:paragraph-rsid="00d03aba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justify" style:justify-single-word="false" style:writing-mode="lr-tb"/>
      <style:text-properties fo:font-size="14pt" fo:font-weight="normal" officeooo:rsid="00cee9e6" officeooo:paragraph-rsid="00cee9e6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justify" style:justify-single-word="false" style:writing-mode="lr-tb"/>
      <style:text-properties fo:font-size="14pt" fo:font-weight="normal" officeooo:rsid="00cee9e6" officeooo:paragraph-rsid="00d03aba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justify" style:justify-single-word="false" style:writing-mode="lr-tb"/>
      <style:text-properties fo:font-size="14pt" fo:font-weight="normal" officeooo:rsid="00d0f23a" officeooo:paragraph-rsid="00d0f23a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justify" style:justify-single-word="false" style:writing-mode="lr-tb"/>
      <style:text-properties fo:font-size="14pt" fo:font-weight="normal" officeooo:rsid="00d27611" officeooo:paragraph-rsid="00d27611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justify" style:justify-single-word="false" style:writing-mode="lr-tb"/>
      <style:text-properties fo:font-size="14pt" fo:font-weight="normal" officeooo:rsid="00d3eaee" officeooo:paragraph-rsid="00d3eaee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justify" style:justify-single-word="false" style:writing-mode="lr-tb"/>
      <style:text-properties fo:font-size="14pt" fo:font-weight="normal" officeooo:rsid="00d579b9" officeooo:paragraph-rsid="00d579b9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justify" style:justify-single-word="false" style:writing-mode="lr-tb"/>
      <style:text-properties fo:font-size="14pt" fo:font-weight="normal" officeooo:rsid="00d579b9" officeooo:paragraph-rsid="00d86cba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justify" style:justify-single-word="false" style:writing-mode="lr-tb"/>
      <style:text-properties fo:font-size="14pt" fo:font-weight="normal" officeooo:rsid="00d579b9" officeooo:paragraph-rsid="00d90a4b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justify" style:justify-single-word="false" style:writing-mode="lr-tb"/>
      <style:text-properties fo:font-size="14pt" fo:font-weight="normal" officeooo:rsid="00d579b9" officeooo:paragraph-rsid="00e08f88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justify" style:justify-single-word="false" style:writing-mode="lr-tb"/>
      <style:text-properties fo:font-size="14pt" fo:font-weight="normal" officeooo:rsid="00d86cba" officeooo:paragraph-rsid="00d86cba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justify" style:justify-single-word="false" style:writing-mode="lr-tb"/>
      <style:text-properties fo:font-size="14pt" fo:font-weight="normal" officeooo:rsid="00dbb0c1" officeooo:paragraph-rsid="00dbb0c1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justify" style:justify-single-word="false" style:writing-mode="lr-tb"/>
      <style:text-properties fo:font-size="14pt" fo:font-weight="normal" officeooo:rsid="00dd4dbf" officeooo:paragraph-rsid="00dd4dbf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justify" style:justify-single-word="false" style:writing-mode="lr-tb"/>
      <style:text-properties fo:font-size="14pt" fo:font-weight="normal" officeooo:rsid="00e081e6" officeooo:paragraph-rsid="00e081e6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justify" style:justify-single-word="false" style:writing-mode="lr-tb"/>
      <style:text-properties fo:font-size="14pt" fo:font-weight="normal" officeooo:rsid="00e081e6" officeooo:paragraph-rsid="00e53812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justify" style:justify-single-word="false" style:writing-mode="lr-tb"/>
      <style:text-properties fo:font-size="14pt" fo:font-weight="normal" officeooo:rsid="00e37730" officeooo:paragraph-rsid="00e37730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justify" style:justify-single-word="false" style:writing-mode="lr-tb"/>
      <style:text-properties fo:font-size="14pt" fo:font-weight="normal" officeooo:rsid="00e3c1d6" officeooo:paragraph-rsid="00e3c1d6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justify" style:justify-single-word="false" style:writing-mode="lr-tb"/>
      <style:text-properties fo:font-size="14pt" fo:font-weight="normal" officeooo:rsid="00e43fa8" officeooo:paragraph-rsid="00e43fa8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justify" style:justify-single-word="false" style:writing-mode="lr-tb"/>
      <style:text-properties fo:font-size="14pt" fo:font-weight="normal" officeooo:rsid="00e53812" officeooo:paragraph-rsid="00e6ba6e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justify" style:justify-single-word="false" style:writing-mode="lr-tb"/>
      <style:text-properties fo:font-size="14pt" fo:font-weight="normal" officeooo:rsid="00e7c038" officeooo:paragraph-rsid="00e7c038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justify" style:justify-single-word="false" style:writing-mode="lr-tb"/>
      <style:text-properties fo:font-size="14pt" fo:font-weight="normal" officeooo:rsid="00e88cee" officeooo:paragraph-rsid="00e88cee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justify" style:justify-single-word="false" style:writing-mode="lr-tb"/>
      <style:text-properties fo:font-size="14pt" fo:font-weight="normal" officeooo:rsid="00eb9f55" officeooo:paragraph-rsid="00eb9f55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justify" style:justify-single-word="false" style:writing-mode="lr-tb"/>
      <style:text-properties fo:font-size="14pt" fo:font-weight="normal" officeooo:rsid="00ef8110" officeooo:paragraph-rsid="00ef8110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justify" style:justify-single-word="false" style:writing-mode="lr-tb"/>
      <style:text-properties fo:font-size="14pt" fo:font-weight="bold" officeooo:rsid="00b9ae83" officeooo:paragraph-rsid="00b9ae83" style:font-size-asian="14pt" style:font-weight-asian="bold" style:font-size-complex="14pt" style:font-weight-complex="bold"/>
    </style:style>
    <style:style style:name="P49" style:family="paragraph" style:parent-style-name="Standard">
      <style:paragraph-properties fo:text-align="justify" style:justify-single-word="false" style:writing-mode="lr-tb"/>
      <style:text-properties fo:font-size="14pt" fo:font-weight="bold" officeooo:rsid="00bd4735" officeooo:paragraph-rsid="00bd4735" style:font-size-asian="14pt" style:font-weight-asian="bold" style:font-size-complex="14pt" style:font-weight-complex="bold"/>
    </style:style>
    <style:style style:name="T1" style:family="text">
      <style:text-properties fo:font-size="16pt" fo:font-weight="bold" style:font-size-asian="16pt" style:font-weight-asian="bold" style:font-weight-complex="bold"/>
    </style:style>
    <style:style style:name="T2" style:family="text">
      <style:text-properties fo:font-size="16pt" fo:font-weight="bold" officeooo:rsid="0056adb2" style:font-size-asian="16pt" style:font-weight-asian="bold" style:font-weight-complex="bold"/>
    </style:style>
    <style:style style:name="T3" style:family="text">
      <style:text-properties fo:font-size="16pt" fo:font-weight="bold" officeooo:rsid="007e4c3b" style:font-size-asian="16pt" style:font-weight-asian="bold" style:font-weight-complex="bold"/>
    </style:style>
    <style:style style:name="T4" style:family="text">
      <style:text-properties fo:font-size="16pt" fo:font-weight="bold" officeooo:rsid="007e68e0" style:font-size-asian="16pt" style:font-weight-asian="bold" style:font-weight-complex="bold"/>
    </style:style>
    <style:style style:name="T5" style:family="text">
      <style:text-properties fo:font-size="16pt" fo:font-weight="bold" officeooo:rsid="00906409" style:font-size-asian="16pt" style:font-weight-asian="bold" style:font-weight-complex="bold"/>
    </style:style>
    <style:style style:name="T6" style:family="text">
      <style:text-properties fo:font-size="16pt" fo:font-weight="bold" officeooo:rsid="00b2a12e" style:font-size-asian="16pt" style:font-weight-asian="bold" style:font-weight-complex="bold"/>
    </style:style>
    <style:style style:name="T7" style:family="text">
      <style:text-properties fo:font-size="16pt" fo:font-weight="bold" officeooo:rsid="00b4437b" style:font-size-asian="16pt" style:font-weight-asian="bold" style:font-weight-complex="bold"/>
    </style:style>
    <style:style style:name="T8" style:family="text">
      <style:text-properties fo:font-size="16pt" fo:font-weight="bold" officeooo:rsid="00b59b11" style:font-size-asian="16pt" style:font-weight-asian="bold" style:font-weight-complex="bold"/>
    </style:style>
    <style:style style:name="T9" style:family="text">
      <style:text-properties officeooo:rsid="00b7c3a9"/>
    </style:style>
    <style:style style:name="T10" style:family="text">
      <style:text-properties officeooo:rsid="00baf2c2"/>
    </style:style>
    <style:style style:name="T11" style:family="text">
      <style:text-properties officeooo:rsid="00bb9880"/>
    </style:style>
    <style:style style:name="T12" style:family="text">
      <style:text-properties officeooo:rsid="00bd33b7"/>
    </style:style>
    <style:style style:name="T13" style:family="text">
      <style:text-properties officeooo:rsid="00ca8b01"/>
    </style:style>
    <style:style style:name="T14" style:family="text">
      <style:text-properties officeooo:rsid="00d03aba"/>
    </style:style>
    <style:style style:name="T15" style:family="text">
      <style:text-properties officeooo:rsid="00d579b9"/>
    </style:style>
    <style:style style:name="T16" style:family="text">
      <style:text-properties officeooo:rsid="00d6afdd"/>
    </style:style>
    <style:style style:name="T17" style:family="text">
      <style:text-properties officeooo:rsid="00d86cba"/>
    </style:style>
    <style:style style:name="T18" style:family="text">
      <style:text-properties officeooo:rsid="00d8a20e"/>
    </style:style>
    <style:style style:name="T19" style:family="text">
      <style:text-properties officeooo:rsid="00d90a4b"/>
    </style:style>
    <style:style style:name="T20" style:family="text">
      <style:text-properties officeooo:rsid="00da550a"/>
    </style:style>
    <style:style style:name="T21" style:family="text">
      <style:text-properties officeooo:rsid="00e08f88"/>
    </style:style>
    <style:style style:name="T22" style:family="text">
      <style:text-properties officeooo:rsid="00e1b689"/>
    </style:style>
    <style:style style:name="T23" style:family="text">
      <style:text-properties officeooo:rsid="00e37730"/>
    </style:style>
    <style:style style:name="T24" style:family="text">
      <style:text-properties officeooo:rsid="00e6ba6e"/>
    </style:style>
    <style:style style:name="T25" style:family="text">
      <style:text-properties officeooo:rsid="00e88cee"/>
    </style:style>
    <style:style style:name="T26" style:family="text">
      <style:text-properties officeooo:rsid="00e9a2d8"/>
    </style:style>
    <style:style style:name="T27" style:family="text">
      <style:text-properties officeooo:rsid="00ed8bcd"/>
    </style:style>
    <style:style style:name="T28" style:family="text">
      <style:text-properties officeooo:rsid="00eea374"/>
    </style:style>
    <style:style style:name="T29" style:family="text">
      <style:text-properties officeooo:rsid="00eeeddf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амообучение за уеб разработчик </text:p>
      <text:p text:style-name="P1"/>
      <text:p text:style-name="P2"/>
      <text:p text:style-name="P5"><text:bookmark-start text:name="__DdeLink__107_2254549990"/><text:span text:style-name="T1"><text:s/>HTML <text:s/>и CSS за начинаещи – <text:s/></text:span><text:span text:style-name="T3">1</text:span><text:span text:style-name="T5">5</text:span><text:span text:style-name="T3">.03.2023</text:span></text:p>
      <text:p text:style-name="P2"/>
      <text:p text:style-name="P6"><text:span text:style-name="T1">Урок № </text:span><text:span text:style-name="T4">1</text:span><text:span text:style-name="T8">3</text:span><text:span text:style-name="T1"> – </text:span><text:span text:style-name="T2"><text:s/></text:span><text:bookmark-start text:name="__DdeLink__297_4081783513"/><text:span text:style-name="T6">Моделът на „кутията“ в CSS <text:s/></text:span><text:span text:style-name="T7">или какво представляват Margin, Borders &amp; Padding</text:span><text:bookmark-end text:name="__DdeLink__297_4081783513"/></text:p>
      <text:p text:style-name="P3"/>
      <text:p text:style-name="P4"/>
      <text:p text:style-name="P7"><text:bookmark-end text:name="__DdeLink__107_2254549990"/>Така, имаме една съвсем опростена уеб страница на HTML. Днес повечето неща, които ще разгледаме се отнасят до използването на CSS, така че и тук файлът е максимално опростен. </text:p>
      <text:p text:style-name="P7"/>
      <text:p text:style-name="P7">Можем да слагаме коментари в HTML кода на нашата страница. Но запомнете, че ако използвате обозначението за коментари в HTML, <text:span text:style-name="T9">във файла с CSS, то тогава кодът ще се „счупи“ няма да работи правилно.</text:span></text:p>
      <text:p text:style-name="P7"/>
      <text:p text:style-name="P8">За целта използвайте обозначението за коментари в CSS /* */</text:p>
      <text:p text:style-name="P8"/>
      <text:p text:style-name="P48">Margin в CSS <text:span text:style-name="T10">това е</text:span> разстоянието около елемента.</text:p>
      <text:p text:style-name="P48"/>
      <text:p text:style-name="P9">Може да контролираме големината на това разстояние задавайки точната посока, на това разстояние с таговете:</text:p>
      <text:p text:style-name="P9"/>
      <text:p text:style-name="P9"><text:bookmark-start text:name="__DdeLink__328_4081783513"/>margin-top - <text:s/><text:bookmark-start text:name="__DdeLink__299_4081783513"/><text:bookmark-start text:name="__DdeLink__308_4081783513"/>разстояние <text:span text:style-name="T11">над</text:span> елемента<text:bookmark-end text:name="__DdeLink__299_4081783513"/><text:bookmark-end text:name="__DdeLink__308_4081783513"/></text:p>
      <text:p text:style-name="P9"/>
      <text:p text:style-name="P11">margin-bottom - <text:bookmark-start text:name="__DdeLink__305_4081783513"/><text:span text:style-name="T10">разстояние </text:span>под <text:span text:style-name="T10">елемента</text:span><text:bookmark-end text:name="__DdeLink__305_4081783513"/></text:p>
      <text:p text:style-name="P11"/>
      <text:p text:style-name="P13">margin-left – разстояние <text:bookmark-start text:name="__DdeLink__301_4081783513"/>от ляво на елемента<text:bookmark-end text:name="__DdeLink__301_4081783513"/></text:p>
      <text:p text:style-name="P13"/>
      <text:p text:style-name="P13">margin-right – разстояние <text:bookmark-start text:name="__DdeLink__303_4081783513"/>от дясно на елемента<text:bookmark-end text:name="__DdeLink__303_4081783513"/><text:bookmark-end text:name="__DdeLink__328_4081783513"/></text:p>
      <text:p text:style-name="P13"/>
      <text:p text:style-name="P18"/>
      <text:p text:style-name="P49"/>
      <text:p text:style-name="P49">Border – Рамкира елемента, може да се стилизира чрез задаването на различни параметри.</text:p>
      <text:p text:style-name="P49"/>
      <text:p text:style-name="P15">Тези рамки / граници на елемента също могат да бъдат контролирани, подобно на margin, като задаваме посоките на рамката.</text:p>
      <text:p text:style-name="P15"/>
      <text:p text:style-name="P17">border-top:<text:tab/><text:tab/><text:bookmark-start text:name="__DdeLink__299_40817835131"/><text:span text:style-name="T10">разстояние </text:span><text:span text:style-name="T11">над</text:span><text:span text:style-name="T10"> елемента</text:span><text:bookmark-end text:name="__DdeLink__299_40817835131"/></text:p>
      <text:p text:style-name="P17">border-bottom:<text:tab/><text:span text:style-name="T10">разстояние </text:span><text:span text:style-name="T11">под </text:span><text:span text:style-name="T10">елемента</text:span></text:p>
      <text:p text:style-name="P16">border-right: <text:tab/><text:span text:style-name="T12">от дясно на елемента</text:span></text:p>
      <text:p text:style-name="P16"><text:soft-page-break/>border-left: <text:tab/><text:tab/><text:span text:style-name="T12">от ляво на елемента</text:span></text:p>
      <text:p text:style-name="P16"/>
      <text:p text:style-name="P19">Други важни комбинации от тагове са</text:p>
      <text:p text:style-name="P19"/>
      <text:p text:style-name="P20"><text:bookmark-start text:name="__DdeLink__311_4081783513"/>border-right-width<text:bookmark-end text:name="__DdeLink__311_4081783513"/>: X px;</text:p>
      <text:p text:style-name="P20"/>
      <text:p text:style-name="P20"><text:bookmark-start text:name="__DdeLink__313_4081783513"/>border-right-color:<text:bookmark-end text:name="__DdeLink__313_4081783513"/> <text:s/>color;</text:p>
      <text:p text:style-name="P20"/>
      <text:p text:style-name="P20"><text:bookmark-start text:name="__DdeLink__315_4081783513"/>border-right-style:<text:bookmark-end text:name="__DdeLink__315_4081783513"/> solid;</text:p>
      <text:p text:style-name="P20"/>
      <text:p text:style-name="P21">Ако забравите да зададете стойност за <text:span text:style-name="T13">border-right-width, </text:span>браузърът ще зададе стойност по подразбиране, така че тук може да не се притеснявате. Но все пак е по-добре да спазвате задания проект ако има такъв разбира се.</text:p>
      <text:p text:style-name="P21"/>
      <text:p text:style-name="P22">Ако забравите да зададете цвета на <text:span text:style-name="T13">border-right-color:, </text:span>браузърът отново ще зададе свой цвят по подразбиране.</text:p>
      <text:p text:style-name="P22"/>
      <text:p text:style-name="P23">Но ако забравите да зададете стила на <text:span text:style-name="T13">border-right-style:, </text:span>тогава границите просто няма да се покажат. Така, че не забравяйте да добавите стойност към този параметър и винаги спазвайте зададените по проект стойности и параметри.</text:p>
      <text:p text:style-name="P23"/>
      <text:p text:style-name="P24">За да станат нещата по-кратки и по-бързо можете да използвате и комбинацията:</text:p>
      <text:p text:style-name="P24"/>
      <text:p text:style-name="P24"><text:bookmark-start text:name="__DdeLink__317_4081783513"/>border: 5px solid green;<text:bookmark-end text:name="__DdeLink__317_4081783513"/></text:p>
      <text:p text:style-name="P24"/>
      <text:p text:style-name="P26">Ако обаче, да речем искаме част от границата да е оцветена в друг цвят, различен от основния, който сме задали за нея, можем да използваме следната комбинация:</text:p>
      <text:p text:style-name="P26"/>
      <text:p text:style-name="P26"><text:bookmark-start text:name="__DdeLink__319_4081783513"/>border-left: 5px solid red;<text:bookmark-end text:name="__DdeLink__319_4081783513"/></text:p>
      <text:p text:style-name="P26"/>
      <text:p text:style-name="P26">Тази комбинация ще работи, само ако тя бъде в следната последователност:</text:p>
      <text:p text:style-name="P26"/>
      <text:p text:style-name="P25">border: 5px solid green;<text:tab/>- <text:span text:style-name="T14">на първо място</text:span></text:p>
      <text:p text:style-name="P27">border-left: 5px solid red; - <text:span text:style-name="T14">на второ място</text:span></text:p>
      <text:p text:style-name="P27"/>
      <text:p text:style-name="P28">Ако не спазим тази подредба, просто това няма да работи.</text:p>
      <text:p text:style-name="P28"/>
      <text:p text:style-name="P29">Чрез border-style <text:s/>- можем да задаваме различни стилове на границата и това как тя да изглежда.</text:p>
      <text:p text:style-name="P29"/>
      <text:p text:style-name="P30"/>
      <text:p text:style-name="P30"/>
      <text:p text:style-name="P30"><text:soft-page-break/>Последната тема, която ще разгледаме днес това е padding</text:p>
      <text:p text:style-name="P30"/>
      <text:p text:style-name="P30"/>
      <text:p text:style-name="P33">Много често хората, които те първа навлизат в HTML и CSS не правят или не могат да направят разлика между<text:bookmark-start text:name="__DdeLink__321_4081783513"/> margin <text:s/>и padding.<text:bookmark-end text:name="__DdeLink__321_4081783513"/> <text:span text:style-name="T16">Това е така, защото те работят по-много сходен начин. </text:span><text:span text:style-name="T18">И двата елемента създават празно пространство. </text:span><text:span text:style-name="T19">Разликата между тях е, че</text:span> margin <text:s/><text:span text:style-name="T19">създава празно пространство с фоновия цвят на основата на цялата уеб страница. </text:span><text:span text:style-name="T20">Освен това чрез margin ние изместваме даден елемент до определена позиция в уеб страницата. Д</text:span><text:span text:style-name="T19">окато </text:span></text:p>
      <text:p text:style-name="P33"/>
      <text:p text:style-name="P33">padding <text:span text:style-name="T19">създава празно пространство с фоновия цвят на нашата „кутия.“</text:span></text:p>
      <text:p text:style-name="P31"/>
      <text:p text:style-name="P36">Това е нещо много важно, което трябва да запомним. </text:p>
      <text:p text:style-name="P31"/>
      <text:p text:style-name="P35">Нека да направим стойностите на <text:span text:style-name="T15"><text:s/>margin <text:s/>и padding </text:span>еднакви, в случая </text:p>
      <text:p text:style-name="P35"/>
      <text:p text:style-name="P32"><text:bookmark-start text:name="__DdeLink__337_4081783513"/>margin<text:bookmark-end text:name="__DdeLink__337_4081783513"/>: <text:span text:style-name="T17">100px;</text:span></text:p>
      <text:p text:style-name="P32"><text:bookmark-start text:name="__DdeLink__340_4081783513"/><text:bookmark-start text:name="__DdeLink__335_4081783513"/>padding<text:bookmark-end text:name="__DdeLink__335_4081783513"/>: <text:span text:style-name="T17">100px;</text:span><text:bookmark-end text:name="__DdeLink__340_4081783513"/></text:p>
      <text:p text:style-name="P30"/>
      <text:p text:style-name="P25"/>
      <text:p text:style-name="P37">Можем да контролираме padding <text:s/>по абсолютно същия начин, като margin.</text:p>
      <text:p text:style-name="P37"/>
      <text:p text:style-name="P10"><text:span text:style-name="T15">padding</text:span>-top - <text:s/><text:bookmark-start text:name="__DdeLink__308_40817835131"/><text:bookmark-start text:name="__DdeLink__299_40817835132"/>разстояние <text:span text:style-name="T11">над</text:span> елемента<text:bookmark-end text:name="__DdeLink__308_40817835131"/><text:bookmark-end text:name="__DdeLink__299_40817835132"/></text:p>
      <text:p text:style-name="P10"/>
      <text:p text:style-name="P12"><text:span text:style-name="T15">padding</text:span>-bottom - <text:bookmark-start text:name="__DdeLink__305_40817835131"/><text:span text:style-name="T10">разстояние </text:span>под <text:span text:style-name="T10">елемента</text:span><text:bookmark-end text:name="__DdeLink__305_40817835131"/></text:p>
      <text:p text:style-name="P12"/>
      <text:p text:style-name="P14"><text:span text:style-name="T15">padding</text:span>-left – разстояние <text:bookmark-start text:name="__DdeLink__301_40817835131"/>от ляво на елемента<text:bookmark-end text:name="__DdeLink__301_40817835131"/></text:p>
      <text:p text:style-name="P14"/>
      <text:p text:style-name="P14"><text:span text:style-name="T15">padding</text:span>-right – разстояние <text:bookmark-start text:name="__DdeLink__303_40817835131"/>от дясно на елемента<text:bookmark-end text:name="__DdeLink__303_40817835131"/></text:p>
      <text:p text:style-name="P14"/>
      <text:p text:style-name="P38">Точно, както при <text:span text:style-name="T15">margin </text:span><text:span text:style-name="T21">и при </text:span><text:bookmark-start text:name="__DdeLink__343_4081783513"/><text:span text:style-name="T21">padding</text:span><text:bookmark-end text:name="__DdeLink__343_4081783513"/><text:span text:style-name="T21"> можете да запишете параметрите за всички посоки на един ред, като оставите разстояние между всеки един от тях.</text:span></text:p>
      <text:p text:style-name="P38"/>
      <text:p text:style-name="P34"><text:bookmark-start text:name="__DdeLink__335_40817835131"/>Padding<text:bookmark-end text:name="__DdeLink__335_40817835131"/>: <text:span text:style-name="T21">50</text:span><text:span text:style-name="T22">px </text:span><text:span text:style-name="T21"><text:s/></text:span><text:bookmark-start text:name="__DdeLink__345_4081783513"/><text:span text:style-name="T17">100px</text:span><text:bookmark-end text:name="__DdeLink__345_4081783513"/><text:span text:style-name="T17"> <text:s/></text:span><text:span text:style-name="T22">300px <text:s/></text:span><text:bookmark-start text:name="__DdeLink__347_4081783513"/><text:span text:style-name="T22">25px</text:span><text:span text:style-name="T17">;</text:span><text:bookmark-end text:name="__DdeLink__347_4081783513"/></text:p>
      <text:p text:style-name="P34"/>
      <text:p text:style-name="P40">при този вариант стойностите се разпределят по следния начин: <text:bookmark-start text:name="__DdeLink__349_4081783513"/>top,<text:bookmark-end text:name="__DdeLink__349_4081783513"/> <text:bookmark-start text:name="__DdeLink__353_4081783513"/>right,<text:bookmark-end text:name="__DdeLink__353_4081783513"/> <text:bookmark-start text:name="__DdeLink__351_4081783513"/>bottom<text:bookmark-end text:name="__DdeLink__351_4081783513"/>, left</text:p>
      <text:p text:style-name="P40"/>
      <text:p text:style-name="P41">По посока на часовниковата стрелка – clockwise</text:p>
      <text:p text:style-name="P41"/>
      <text:p text:style-name="P42">Можем да запишем стойностите на <text:s/><text:span text:style-name="T21">padding </text:span>и по следния начин:</text:p>
      <text:p text:style-name="P42"/>
      <text:p text:style-name="P39"><text:span text:style-name="T21">padding: <text:s/></text:span><text:span text:style-name="T17">100px </text:span><text:span text:style-name="T22">25px</text:span><text:span text:style-name="T17">;</text:span></text:p>
      <text:p text:style-name="P39"/>
      <text:p text:style-name="P43"><text:soft-page-break/>При този случай: от горе и от долу / <text:span text:style-name="T23">top - <text:s/>bottom / </text:span>имаме по 100 px, а от дясно и от ляво / <text:span text:style-name="T23">right – </text:span><text:span text:style-name="T24">left /</text:span> имаме по 25px. </text:p>
      <text:p text:style-name="P43"/>
      <text:p text:style-name="P44">Как се изчисляват пикселите при модела на „кутията“ в CSS</text:p>
      <text:p text:style-name="P44"/>
      <text:p text:style-name="P44">Да речем, че нашата кутия е с широчина 300 px, <text:span text:style-name="T25">това е нашият widht</text:span></text:p>
      <text:p text:style-name="P45">Границите / рамките са с дебелина 8px <text:s/>стилът на рамките е solid, а цветът green</text:p>
      <text:p text:style-name="P45">Отстоянието между съдържанието на кутията и границите / рамките на кутията са: 100 и 25 px. </text:p>
      <text:p text:style-name="P45"/>
      <text:p text:style-name="P45">Всички тези стойности се разпределят по следния начин:</text:p>
      <text:p text:style-name="P45"/>
      <text:p text:style-name="P45">300px<text:tab/><text:tab/>100px<text:tab/><text:tab/>100px<text:tab/><text:tab/>25px<text:tab/><text:tab/>25px<text:tab/> <text:s text:c="11"/>10px<text:tab/><text:tab/> <text:span text:style-name="T26">10px</text:span></text:p>
      <text:p text:style-name="P45"/>
      <text:p text:style-name="P45">widht<text:tab/><text:tab/><text:span text:style-name="T27">margin-</text:span><text:span text:style-name="T28">ri</text:span><text:tab/><text:span text:style-name="T28">margin-le</text:span><text:tab/><text:span text:style-name="T29">padding-le</text:span><text:tab/><text:span text:style-name="T29">padding-ri</text:span><text:tab/> <text:s text:c="2"/><text:span text:style-name="T29">border</text:span><text:tab/><text:span text:style-name="T29">border</text:span><text:tab/></text:p>
      <text:p text:style-name="P45"/>
      <text:p text:style-name="P46">300px + 100px + 100px + 25 + 25 + 10 + 10 = 570px</text:p>
      <text:p text:style-name="P46"/>
      <text:p text:style-name="P46"/>
      <text:p text:style-name="P47">Това като цяло е моделът на кутията в CSS. Не е нещо много сложно за разбиране има няколко важни неща, които човек трябва да запомни,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apple-system" svg:font-family="apple-system, BlinkMacSystemFont, 'Segoe UI', Roboto, 'Helvetica Neue', Arial, 'Noto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bg" fo:country="BG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bg" fo:country="BG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7:14:12</meta:creation-date>
    <dc:language>en-US</dc:language>
    <dc:date>2023-03-17T12:50:03.589030770</dc:date>
    <meta:editing-cycles>465</meta:editing-cycles>
    <meta:editing-duration>PT22H9M49S</meta:editing-duration>
    <meta:generator>LibreOffice/7.3.7.2$Linux_X86_64 LibreOffice_project/30$Build-2</meta:generator>
    <meta:document-statistic meta:table-count="0" meta:image-count="0" meta:object-count="0" meta:page-count="4" meta:paragraph-count="62" meta:word-count="744" meta:character-count="4647" meta:non-whitespace-character-count="3900"/>
    <meta:user-defined meta:name="AppVersion">15.0000</meta:user-defined>
  </office:meta>
</office:document-meta>
</file>